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B7]/450)-0.5" office:value-type="float" office:value="-0.00444444444444442" calcext:value-type="float">
            <text:p>-0.00444444444444442</text:p>
          </table:table-cell>
          <table:table-cell table:style-name="ce1" table:formula="of:=0.5-([.C7]/450)" office:value-type="float" office:value="0.3" calcext:value-type="float">
            <text:p>0.3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([.B8]/450)-0.5" office:value-type="float" office:value="-0.08" calcext:value-type="float">
            <text:p>-0.08</text:p>
          </table:table-cell>
          <table:table-cell table:style-name="ce1" table:formula="of:=0.5-([.C8]/450)" office:value-type="float" office:value="0.137777777777778" calcext:value-type="float">
            <text:p>0.13777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([.B9]/450)-0.5" office:value-type="float" office:value="-0.255555555555556" calcext:value-type="float">
            <text:p>-0.255555555555556</text:p>
          </table:table-cell>
          <table:table-cell table:style-name="ce1" table:formula="of:=0.5-([.C9]/450)" office:value-type="float" office:value="0.111111111111111" calcext:value-type="float">
            <text:p>0.11111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([.B10]/450)-0.5" office:value-type="float" office:value="-0.126666666666667" calcext:value-type="float">
            <text:p>-0.126666666666667</text:p>
          </table:table-cell>
          <table:table-cell table:style-name="ce1" table:formula="of:=0.5-([.C10]/450)" office:value-type="float" office:value="-0.0133333333333333" calcext:value-type="float">
            <text:p>-0.01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([.B11]/450)-0.5" office:value-type="float" office:value="-0.153333333333333" calcext:value-type="float">
            <text:p>-0.153333333333333</text:p>
          </table:table-cell>
          <table:table-cell table:style-name="ce1" table:formula="of:=0.5-([.C11]/450)" office:value-type="float" office:value="-0.186666666666667" calcext:value-type="float">
            <text:p>-0.18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([.B12]/450)-0.5" office:value-type="float" office:value="0.00222222222222224" calcext:value-type="float">
            <text:p>0.00222222222222224</text:p>
          </table:table-cell>
          <table:table-cell table:style-name="ce1" table:formula="of:=0.5-([.C12]/450)" office:value-type="float" office:value="-0.104444444444444" calcext:value-type="float">
            <text:p>-0.1044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([.B13]/450)-0.5" office:value-type="float" office:value="0.117777777777778" calcext:value-type="float">
            <text:p>0.117777777777778</text:p>
          </table:table-cell>
          <table:table-cell table:style-name="ce1" table:formula="of:=0.5-([.C13]/450)" office:value-type="float" office:value="-0.182222222222222" calcext:value-type="float">
            <text:p>-0.18222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([.B14]/450)-0.5" office:value-type="float" office:value="0.128888888888889" calcext:value-type="float">
            <text:p>0.128888888888889</text:p>
          </table:table-cell>
          <table:table-cell table:style-name="ce1" table:formula="of:=0.5-([.C14]/450)" office:value-type="float" office:value="-0.00888888888888884" calcext:value-type="float">
            <text:p>-0.00888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9" calcext:value-type="float">
            <text:p>339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([.B15]/450)-0.5" office:value-type="float" office:value="0.253333333333333" calcext:value-type="float">
            <text:p>0.253333333333333</text:p>
          </table:table-cell>
          <table:table-cell table:style-name="ce1" table:formula="of:=0.5-([.C15]/450)" office:value-type="float" office:value="0.117777777777778" calcext:value-type="float">
            <text:p>0.11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([.B16]/450)-0.5" office:value-type="float" office:value="0.0777777777777777" calcext:value-type="float">
            <text:p>0.0777777777777777</text:p>
          </table:table-cell>
          <table:table-cell table:style-name="ce1" table:formula="of:=0.5-([.C16]/450)" office:value-type="float" office:value="0.14" calcext:value-type="float">
            <text:p>0.1400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table:formula="of:=([.B19]/450)-0.5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([.B20]/450)-0.5" office:value-type="float" office:value="-0.5" calcext:value-type="float">
            <text:p>-0.5</text:p>
          </table:table-cell>
          <table:table-cell office:value-type="float" office:value="-0.5" calcext:value-type="float">
            <text:p>-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4:46:05.602075438</meta:creation-date>
    <dc:date>2024-03-24T15:32:19.264557371</dc:date>
    <meta:editing-duration>PT23M58S</meta:editing-duration>
    <meta:editing-cycles>1</meta:editing-cycles>
    <meta:document-statistic meta:table-count="1" meta:cell-count="56" meta:object-count="0"/>
    <meta:generator>LibreOffice/24.2.1.2$MacOSX_X86_64 LibreOffice_project/db4def46b0453cc22e2d0305797cf981b68ef5ac</meta:generator>
  </office:meta>
</office:document-meta>
</file>